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4.052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4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8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5e06c" officeooo:paragraph-rsid="0005e06c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paragraph-rsid="0005e06c" style:font-size-asian="10pt" style:font-style-asian="normal" style:font-weight-asian="bold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e06c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4f2f" officeooo:paragraph-rsid="00084f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6589" officeooo:paragraph-rsid="00096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ba01" officeooo:paragraph-rsid="000ab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cb6bf" officeooo:paragraph-rsid="000cb6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officeooo:paragraph-rsid="0005e06c"/>
    </style:style>
    <style:style style:name="P11" style:family="paragraph" style:parent-style-name="Text_20_body">
      <style:text-properties officeooo:rsid="0010dba6" officeooo:paragraph-rsid="0010dba6"/>
    </style:style>
    <style:style style:name="P12" style:family="paragraph" style:parent-style-name="Text_20_body">
      <style:text-properties officeooo:rsid="0012cff3" officeooo:paragraph-rsid="0012cff3"/>
    </style:style>
    <style:style style:name="P13" style:family="paragraph" style:parent-style-name="Text_20_body">
      <style:text-properties officeooo:paragraph-rsid="0012cff3"/>
    </style:style>
    <style:style style:name="P14" style:family="paragraph" style:parent-style-name="Text_20_body">
      <style:text-properties officeooo:rsid="00146b70" officeooo:paragraph-rsid="00146b70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text-properties officeooo:rsid="0012cff3" officeooo:paragraph-rsid="0012cff3"/>
    </style:style>
    <style:style style:name="P19" style:family="paragraph" style:parent-style-name="Text_20_body">
      <style:text-properties officeooo:rsid="00182713" officeooo:paragraph-rsid="00182713"/>
    </style:style>
    <style:style style:name="T1" style:family="text">
      <style:text-properties officeooo:rsid="0005e06c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a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6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cb6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01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b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27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e0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70e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officeooo:rsid="00094a55"/>
    </style:style>
    <style:style style:name="T14" style:family="text">
      <style:text-properties officeooo:rsid="000aba01"/>
    </style:style>
    <style:style style:name="T15" style:family="text">
      <style:text-properties officeooo:rsid="000b4827"/>
    </style:style>
    <style:style style:name="T16" style:family="text">
      <style:text-properties style:font-name="Liberation Sans" fo:font-size="28pt" fo:font-weight="bold" officeooo:rsid="000cb6bf" style:font-name-asian="Noto Sans CJK SC" style:font-size-asian="28pt" style:font-weight-asian="bold" style:font-name-complex="Lohit Devanagari" style:font-size-complex="28pt" style:font-weight-complex="bold"/>
    </style:style>
    <style:style style:name="T17" style:family="text">
      <style:text-properties style:font-name="Liberation Sans" fo:font-size="28pt" fo:font-weight="bold" officeooo:rsid="00182713" style:font-name-asian="Noto Sans CJK SC" style:font-size-asian="28pt" style:font-weight-asian="bold" style:font-name-complex="Lohit Devanagari" style:font-size-complex="28pt" style:font-weight-complex="bold"/>
    </style:style>
    <style:style style:name="T18" style:family="text">
      <style:text-properties officeooo:rsid="0010dba6"/>
    </style:style>
    <style:style style:name="T19" style:family="text">
      <style:text-properties officeooo:rsid="0012cff3"/>
    </style:style>
    <style:style style:name="T20" style:family="text">
      <style:text-properties officeooo:rsid="00135a8f"/>
    </style:style>
    <style:style style:name="T21" style:family="text">
      <style:text-properties officeooo:rsid="00182713"/>
    </style:style>
    <style:style style:name="T22" style:family="text">
      <style:text-properties fo:font-variant="normal" fo:text-transform="none" style:font-name="apple-system" fo:font-size="8.39999961853027pt" fo:letter-spacing="normal" style:text-underline-style="solid" style:text-underline-width="auto" style:text-underline-color="font-color" fo:background-color="#0d1117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5">V </text:span><text:span text:style-name="T18">0</text:span><text:span text:style-name="T17">4</text:span><text:span text:style-name="T15"> </text:span>Bill of Materials</text:p>
      <text:p text:style-name="P1"/>
      <text:p text:style-name="Subtitle">Open-source USB-A magnetic breakaway connector used in the BusKill laptop kill cord</text:p>
      <text:p text:style-name="P11">This BOM is in progress</text:p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Component</text:p>
          </table:table-cell>
          <table:table-cell table:style-name="Table1.B1" office:value-type="string">
            <text:p text:style-name="P5"><text:span text:style-name="T11">Base Q</text:span><text:span text:style-name="T12">TY</text:span></text:p>
          </table:table-cell>
          <table:table-cell table:style-name="Table1.A1" office:value-type="string">
            <text:p text:style-name="P4">Link (if applicable)</text:p>
          </table:table-cell>
        </table:table-row>
        <table:table-row table:style-name="Table1.1">
          <table:table-cell table:style-name="Table1.A2" office:value-type="string">
            <text:p text:style-name="P4">USB male</text:p>
          </table:table-cell>
          <table:table-cell table:style-name="Table1.B2" office:value-type="float" office:value="1">
            <text:p text:style-name="P4">1</text:p>
          </table:table-cell>
          <table:table-cell table:style-name="Table1.A2" office:value-type="string">
            <text:p text:style-name="P7">https://amzn.to/43tGNuv</text:p>
          </table:table-cell>
        </table:table-row>
        <table:table-row table:style-name="Table1.1">
          <table:table-cell table:style-name="Table1.A7" office:value-type="string">
            <text:p text:style-name="P4">USB female <text:span text:style-name="T13">(10 mm)</text:span></text:p>
          </table:table-cell>
          <table:table-cell table:style-name="Table1.B3" office:value-type="float" office:value="1">
            <text:p text:style-name="P4">1</text:p>
          </table:table-cell>
          <table:table-cell table:style-name="Table1.C3" office:value-type="string">
            <text:p text:style-name="P7">https://amzn.to/43tGNuv</text:p>
          </table:table-cell>
        </table:table-row>
        <table:table-row table:style-name="Table1.1">
          <table:table-cell table:style-name="Table1.A2" office:value-type="string">
            <text:p text:style-name="P8">Pogo receptors</text:p>
          </table:table-cell>
          <table:table-cell table:style-name="Table1.B2" office:value-type="float" office:value="4">
            <text:p text:style-name="Table_20_Contents"><text:span text:style-name="T3">4</text:span></text:p>
          </table:table-cell>
          <table:table-cell table:style-name="Table1.C4" office:value-type="string">
            <text:p text:style-name="P17"><text:a xlink:type="simple" xlink:href="https://www.mouser.com/ProductDetail/Mill-Max/3024-0-01-15-00-00-03-0?qs=oyhNEzdnFLo7R2sYdNBgsw%3D%3D" text:style-name="Internet_20_link" text:visited-style-name="Visited_20_Internet_20_Link">https://www.mouser.com/ProductDetail/Mill-Max/3024-0-01-15-00-00-03-0?qs=oyhNEzdnFLo7R2sYdNBgsw%3D%3D</text:a></text:p>
          </table:table-cell>
        </table:table-row>
        <table:table-row table:style-name="Table1.1">
          <table:table-cell table:style-name="Table1.A7" office:value-type="string">
            <text:p text:style-name="P5"><text:span text:style-name="T3">Pogo pins<text:line-break/></text:span><text:span text:style-name="T4">Working height:</text:span> </text:p>
          </table:table-cell>
          <table:table-cell table:style-name="Table1.B3" office:value-type="float" office:value="4">
            <text:p text:style-name="Table_20_Contents"><text:span text:style-name="T9">4</text:span></text:p>
          </table:table-cell>
          <table:table-cell table:style-name="Table1.C4" office:value-type="string">
            <text:p text:style-name="P16"><text:span text:style-name="T10">Option 1: </text:span><text:a xlink:type="simple" xlink:href="https://www.digikey.com/en/products/detail/mill-max-manufacturing-corp/7973-0-15-20-77-14-11-0/10197225?s=N4IgTCBcDaKHAEBRAIgRhQVgBwHYC0A5JOEAXQF8g" text:style-name="Internet_20_link" text:visited-style-name="Visited_20_Internet_20_Link">https://www.digikey.com/en/products/detail/mill-max-manufacturing-corp/7973-0-15-20-77-14-11-0/10197225?s=N4IgTCBcDaKHAEBRAIgRhQVgBwHYC0A5JOEAXQF8g</text:a><text:span text:style-name="T2"><text:line-break/></text:span><text:span text:style-name="T10">Option 2: </text:span><text:a xlink:type="simple" xlink:href="https://www.mouser.com/ProductDetail/Mill-Max/7973-0-15-20-77-14-11-0?qs=%252B6g0mu59x7KQy9JOdoVaiw%3D%3D" text:style-name="Internet_20_link" text:visited-style-name="Visited_20_Internet_20_Link">https://www.mouser.com/ProductDetail/Mill-Max/7973-0-15-20-77-14-11-0?qs=%252B6g0mu59x7KQy9JOdoVaiw%3D%3D</text:a><text:span text:style-name="T10"> <text:line-break/></text:span></text:p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6"><text:span text:style-name="T1">3</text:span>D printed <text:s/><text:span text:style-name="T14">release </text:span></text:p>
          </table:table-cell>
          <table:table-cell table:style-name="Table1.B2" office:value-type="float" office:value="1">
            <text:p text:style-name="P8">1</text:p>
          </table:table-cell>
          <table:table-cell table:style-name="Table1.A2" office:value-type="string">
            <text:p text:style-name="P10"><text:span text:style-name="T8">Goldfishlaser Version/CAD Files/intermediary design files/usbamagb_v04.0.stl</text:span></text:p>
          </table:table-cell>
        </table:table-row>
        <table:table-row table:style-name="Table1.1">
          <table:table-cell table:style-name="Table1.A7" office:value-type="string">
            <text:p text:style-name="P8">3D printed breakaway</text:p>
          </table:table-cell>
          <table:table-cell table:style-name="Table1.B3" office:value-type="float" office:value="1">
            <text:p text:style-name="P8">1</text:p>
          </table:table-cell>
          <table:table-cell table:style-name="Table1.C7" office:value-type="string">
            <text:p text:style-name="P10"><text:span text:style-name="T8">Goldfishlaser Version/CAD Files/intermediary design files/usbamagb_v04.0.stl</text:span></text:p>
          </table:table-cell>
        </table:table-row>
        <table:table-row table:style-name="Table1.1">
          <table:table-cell table:style-name="Table1.A8" office:value-type="string">
            <text:p text:style-name="P9">1/8” Cube Magnets</text:p>
          </table:table-cell>
          <table:table-cell table:style-name="Table1.B8" office:value-type="float" office:value="8">
            <text:p text:style-name="P8">8</text:p>
          </table:table-cell>
          <table:table-cell table:style-name="Table1.C8" office:value-type="string">
            <text:p text:style-name="P3">https://www.kjmagnetics.com/proddetail.asp?prod=B222</text:p>
            <text:p text:style-name="P2"/>
          </table:table-cell>
        </table:table-row>
      </table:table>
      <text:p text:style-name="Text_20_body"/>
      <text:p text:style-name="P12">Estimated Cost Per Unit (without bulk price discounts)</text:p>
      <text:p text:style-name="P12">USB Male = .14</text:p>
      <text:p text:style-name="P12">USB female = .14</text:p>
      <text:p text:style-name="P13">4 x pogo receptors = 4 x .<text:span text:style-name="T21">32</text:span></text:p>
      <text:p text:style-name="P12">4 x pogo pins = 4 x 1.17 <text:span text:style-name="T21">(digikey)</text:span></text:p>
      <text:p text:style-name="P19">or 4 x 1.27 (mouser)</text:p>
      <text:p text:style-name="P12">Plastic = <text:span text:style-name="T20">13.76g / 4.61 meters = $8.76 </text:span></text:p>
      <text:p text:style-name="P12">8 x magnets = 8 x .18</text:p>
      <text:p text:style-name="P12">USB Extension cord = $8</text:p>
      <text:p text:style-name="P12"><text:soft-page-break/>USB = <text:span text:style-name="T20">$10</text:span></text:p>
      <text:p text:style-name="P13"><text:span text:style-name="T19">caribiner = </text:span><text:span text:style-name="T20">$.80</text:span></text:p>
      <text:p text:style-name="P12">Total = 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03:12:05.994943728</meta:creation-date>
    <dc:date>2024-07-20T23:11:47.541223863</dc:date>
    <meta:editing-duration>PT39M15S</meta:editing-duration>
    <meta:editing-cycles>14</meta:editing-cycles>
    <meta:generator>LibreOffice/6.4.7.2$Linux_X86_64 LibreOffice_project/40$Build-2</meta:generator>
    <meta:document-statistic meta:table-count="1" meta:image-count="0" meta:object-count="0" meta:page-count="2" meta:paragraph-count="39" meta:word-count="142" meta:character-count="1203" meta:non-whitespace-character-count="1093"/>
  </office:meta>
</office:document-meta>
</file>